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GothamBook" svg:font-family="GothamBook, sans-serif"/>
    <style:font-face style:name="Lohit Devanagari1" svg:font-family="'Lohit Devanagari'"/>
    <style:font-face style:name="Segoe UI" svg:font-family="'Segoe UI', Arial, sans-serif"/>
    <style:font-face style:name="monospace" svg:font-family="monospace, monospace"/>
    <style:font-face style:name="monospace1" svg:font-family="monospace, 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2f0"/>
    </style:style>
    <style:style style:name="P2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2f0"/>
      <style:text-properties officeooo:paragraph-rsid="001ee58f"/>
    </style:style>
    <style:style style:name="P3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2f0"/>
      <style:text-properties officeooo:paragraph-rsid="00222fbb"/>
    </style:style>
    <style:style style:name="P4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2f0"/>
      <style:text-properties fo:font-variant="normal" fo:text-transform="none" fo:color="#222222" style:font-name="GothamBook" fo:font-size="13.5pt" fo:letter-spacing="normal" fo:font-style="normal" fo:font-weight="normal" officeooo:rsid="001eb70b" officeooo:paragraph-rsid="0023f8dc"/>
    </style:style>
    <style:style style:name="P5" style:family="paragraph" style:parent-style-name="Preformatted_20_Text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 officeooo:paragraph-rsid="001ee58f"/>
    </style:style>
    <style:style style:name="P6" style:family="paragraph" style:parent-style-name="Preformatted_20_Text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 officeooo:rsid="00222fbb" officeooo:paragraph-rsid="00222fbb"/>
    </style:style>
    <style:style style:name="P7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rsid="001eb70b" officeooo:paragraph-rsid="001eb70b"/>
    </style:style>
    <style:style style:name="P8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rsid="001eb70b" officeooo:paragraph-rsid="0023f8dc"/>
    </style:style>
    <style:style style:name="P9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rsid="00222fbb" officeooo:paragraph-rsid="00222fbb"/>
    </style:style>
    <style:style style:name="P10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paragraph-rsid="00222fbb"/>
    </style:style>
    <style:style style:name="P11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rsid="0023f8dc" officeooo:paragraph-rsid="0023f8dc"/>
    </style:style>
    <style:style style:name="P12" style:family="paragraph" style:parent-style-name="Standard">
      <style:text-properties fo:font-variant="normal" fo:text-transform="none" fo:color="#222222" style:font-name="GothamBook" fo:font-size="13.5pt" fo:letter-spacing="normal" fo:font-style="normal" fo:font-weight="normal" officeooo:rsid="0025373b" officeooo:paragraph-rsid="0025373b"/>
    </style:style>
    <style:style style:name="P13" style:family="paragraph" style:parent-style-name="Standard">
      <style:text-properties fo:font-variant="normal" fo:text-transform="none" fo:color="#222222" style:font-name="GothamBook" fo:font-size="13.5pt" fo:letter-spacing="normal" fo:font-style="normal" fo:font-weight="bold" officeooo:rsid="001eb70b" officeooo:paragraph-rsid="0023f8dc" style:font-weight-asian="bold" style:font-weight-complex="bold"/>
    </style:style>
    <style:style style:name="P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variant="normal" fo:text-transform="none" fo:color="#222222" style:font-name="GothamBook" fo:font-size="13.5pt" fo:letter-spacing="normal" fo:font-style="normal" fo:font-weight="normal" officeooo:rsid="0023f8dc" officeooo:paragraph-rsid="001eb70b"/>
    </style:style>
    <style:style style:name="P15" style:family="paragraph" style:parent-style-name="Text_20_body">
      <style:text-properties fo:font-variant="normal" fo:text-transform="none" fo:color="#222222" style:font-name="GothamBook" fo:font-size="13.5pt" fo:letter-spacing="normal" fo:font-style="normal" fo:font-weight="normal" officeooo:rsid="001eb70b" officeooo:paragraph-rsid="001eb70b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 officeooo:rsid="001ee58f" officeooo:paragraph-rsid="001ee58f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00%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00%" fo:orphans="2" fo:widows="2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variant="normal" fo:text-transform="none" fo:color="#222222" style:font-name="GothamBook" fo:font-size="13.5pt" fo:letter-spacing="normal" fo:font-style="normal" fo:font-weight="normal" officeooo:rsid="00222fbb"/>
    </style:style>
    <style:style style:name="P20" style:family="paragraph" style:parent-style-name="Text_20_body">
      <style:paragraph-properties fo:margin-left="0cm" fo:margin-right="0cm" fo:margin-top="0.302cm" fo:margin-bottom="0.549cm" loext:contextual-spacing="false" fo:orphans="2" fo:widows="2" fo:text-indent="0cm" style:auto-text-indent="false"/>
      <style:text-properties fo:font-variant="normal" fo:text-transform="none" fo:color="#222222" style:font-name="GothamBook" fo:font-size="13.5pt" fo:letter-spacing="normal" fo:font-style="normal" fo:font-weight="normal" officeooo:rsid="001ee58f" officeooo:paragraph-rsid="001ee58f"/>
    </style:style>
    <style:style style:name="T1" style:family="text">
      <style:text-properties style:font-name="monospace" fo:font-size="12pt" fo:background-color="#f5f2f0" loext:char-shading-value="0" loext:padding="0cm" loext:border="none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 fo:background-color="#f5f2f0" loext:char-shading-value="0" loext:padding="0cm" loext:border="none"/>
    </style:style>
    <style:style style:name="T3" style:family="text">
      <style:text-properties fo:font-variant="normal" fo:text-transform="none" fo:color="#222222" style:font-name="monospace" fo:font-size="12pt" fo:letter-spacing="normal" fo:font-style="normal" fo:font-weight="normal" officeooo:rsid="00222fbb" fo:background-color="#f5f2f0" loext:char-shading-value="0" loext:padding="0cm" loext:border="none"/>
    </style:style>
    <style:style style:name="T4" style:family="text">
      <style:text-properties fo:font-variant="normal" fo:text-transform="none" fo:color="#222222" style:font-name="GothamBook" fo:font-size="13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ce181e" style:font-name="monospace" fo:font-size="12pt" fo:letter-spacing="normal" fo:font-style="normal" fo:font-weight="normal" fo:background-color="#f5f2f0" loext:char-shading-value="0" loext:padding="0cm" loext:border="none"/>
    </style:style>
    <style:style style:name="T6" style:family="text">
      <style:text-properties fo:font-variant="normal" fo:text-transform="none" fo:color="#dd4a68" style:font-name="Consolas" fo:font-size="13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333333" style:font-name="Consolas" fo:font-size="13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333333" style:font-name="Consolas" fo:font-size="13.5pt" fo:letter-spacing="normal" fo:font-style="normal" fo:font-weight="normal" officeooo:rsid="00222fbb" fo:background-color="transparent" loext:char-shading-value="0" loext:padding="0cm" loext:border="none"/>
    </style:style>
    <style:style style:name="T9" style:family="text">
      <style:text-properties fo:color="#ce181e"/>
    </style:style>
    <style:style style:name="T10" style:family="text">
      <style:text-properties fo:color="#ce181e" style:font-name="monospace" fo:font-size="12pt" fo:background-color="#f5f2f0" loext:char-shading-value="0" loext:padding="0cm" loext:border="none"/>
    </style:style>
    <style:style style:name="T11" style:family="text">
      <style:text-properties fo:color="#333333" style:font-name="Consolas" fo:background-color="transparent" loext:char-shading-value="0" loext:padding="0cm" loext:border="none"/>
    </style:style>
    <style:style style:name="T12" style:family="text">
      <style:text-properties officeooo:rsid="00213e9d"/>
    </style:style>
    <style:style style:name="T13" style:family="text">
      <style:text-properties officeooo:rsid="00222fbb"/>
    </style:style>
    <style:style style:name="T14" style:family="text">
      <style:text-properties officeooo:rsid="0023f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10"/></text:span></text:p>
      <text:p text:style-name="P13">how to install node ?</text:p>
      <text:p text:style-name="P8">if you are <text:span text:style-name="T14">working</text:span> on windows open <text:span text:style-name="T14">your</text:span> command prompt <text:span text:style-name="T14">and</text:span> if you are <text:span text:style-name="T14">working in</text:span> mac or linux <text:span text:style-name="T14">so </text:span>open your terminal </text:p>
      <text:p text:style-name="P7">first let's see if you already have <text:span text:style-name="T14">install</text:span> node on your machine or not so run <text:span text:style-name="T14">this : -</text:span></text:p>
      <text:p text:style-name="P7"/>
      <text:p text:style-name="P4"><text:span text:style-name="Source_20_Text"><text:span text:style-name="T1">$ </text:span></text:span><text:span text:style-name="Source_20_Text"><text:span text:style-name="T10">node --version</text:span></text:span></text:p>
      <text:p text:style-name="P8"/>
      <text:p text:style-name="P11">otherwise type this command on your terminal :-</text:p>
      <text:p text:style-name="P7"/>
      <text:p text:style-name="P4"><text:span text:style-name="Source_20_Text"><text:span text:style-name="T1">$ </text:span></text:span><text:span text:style-name="Source_20_Text"><text:span text:style-name="T10">sudo apt install nodejs</text:span></text:span></text:p>
      <text:p text:style-name="P14"/>
      <text:p text:style-name="P11"/>
      <text:p text:style-name="P7">Before using axios, you first need to install it.</text:p>
      <text:p text:style-name="P15">1) Using npm:</text:p>
      <text:p text:style-name="P1"><text:span text:style-name="Source_20_Text"><text:span text:style-name="T2">$ </text:span></text:span><text:span text:style-name="Source_20_Text"><text:span text:style-name="T5">npm install axios</text:span></text:span></text:p>
      <text:p text:style-name="P16"/>
      <text:p text:style-name="P16">2) Using bower:</text:p>
      <text:p text:style-name="P1"><text:span text:style-name="Source_20_Text"><text:span text:style-name="T2">$ </text:span></text:span><text:span text:style-name="Source_20_Text"><text:span text:style-name="T5">bower install axios</text:span></text:span></text:p>
      <text:p text:style-name="P20"><text:tab/><text:tab/>or</text:p>
      <text:p text:style-name="P2"><text:span text:style-name="Source_20_Text"><text:span text:style-name="T2">$ </text:span></text:span><text:span text:style-name="Source_20_Text"><text:span text:style-name="T6">npm</text:span></text:span><text:span text:style-name="Source_20_Text"><text:span text:style-name="T7"> i axios</text:span></text:span></text:p>
      <text:p text:style-name="P5"><text:span text:style-name="Source_20_Text"><text:span text:style-name="T11"/></text:span></text:p>
      <text:p text:style-name="P17">If you want to read more about “<text:span text:style-name="T9">Axios</text:span>” so you can visite <text:span text:style-name="T12">this</text:span> link :- </text:p>
      <text:p text:style-name="P18"><text:a xlink:type="simple" xlink:href="https://www.npmjs.com/package/axios" text:style-name="Internet_20_link" text:visited-style-name="Visited_20_Internet_20_Link">https://www.npmjs.com/package/axios</text:a></text:p>
      <text:p text:style-name="P19"/>
      <text:p text:style-name="P9"/>
      <text:p text:style-name="P10"><text:span text:style-name="T13">After that you need to install fs(file server)</text:span></text:p>
      <text:p text:style-name="P10"/>
      <text:p text:style-name="P12">you can also visite on this line :- <text:s/><text:a xlink:type="simple" xlink:href="https://www.npmjs.com/package/fs" text:style-name="Internet_20_link" text:visited-style-name="Visited_20_Internet_20_Link"><text:span text:style-name="T13">https://www.npmjs.com/package/fs</text:span></text:a><text:span text:style-name="T13"> <text:s/></text:span></text:p>
      <text:p text:style-name="P9"/>
      <text:p text:style-name="P3"><text:span text:style-name="Source_20_Text"><text:span text:style-name="T2">$ </text:span></text:span><text:span text:style-name="Source_20_Text"><text:span text:style-name="T6">npm</text:span></text:span><text:span text:style-name="Source_20_Text"><text:span text:style-name="T7"> i </text:span></text:span><text:span text:style-name="Source_20_Text"><text:span text:style-name="T8">fs</text:span></text:span></text:p>
      <text:p text:style-name="P6"><text:span text:style-name="Source_20_Text"><text:span text:style-name="T4"/></text:span></text:p>
      <text:p text:style-name="P3"><text:span text:style-name="Source_20_Text"><text:span text:style-name="T2">$ </text:span></text:span><text:span text:style-name="Source_20_Text"><text:span text:style-name="T3">sudo </text:span></text:span><text:span text:style-name="Source_20_Text"><text:span text:style-name="T6">npm</text:span></text:span><text:span text:style-name="Source_20_Text"><text:span text:style-name="T7"> i</text:span></text:span><text:span text:style-name="Source_20_Text"><text:span text:style-name="T8">nstall</text:span></text:span><text:span text:style-name="Source_20_Text"><text:span text:style-name="T7"> </text:span></text:span><text:span text:style-name="Source_20_Text"><text:span text:style-name="T8">fs</text:span></text:span></text:p>
      <text:p text:style-name="P6"><text:span text:style-name="Source_20_Text"><text:span text:style-name="T4"/></text:span></text:p>
      <text:p text:style-name="P3"><text:span text:style-name="Source_20_Text"><text:span text:style-name="T2">$ </text:span></text:span><text:span text:style-name="Source_20_Text"><text:span text:style-name="T3">sudo </text:span></text:span><text:span text:style-name="Source_20_Text"><text:span text:style-name="T6">npm</text:span></text:span><text:span text:style-name="Source_20_Text"><text:span text:style-name="T7"> i</text:span></text:span><text:span text:style-name="Source_20_Text"><text:span text:style-name="T8">nstall fs --save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GothamBook" svg:font-family="GothamBook, sans-serif"/>
    <style:font-face style:name="Lohit Devanagari1" svg:font-family="'Lohit Devanagari'"/>
    <style:font-face style:name="Segoe UI" svg:font-family="'Segoe UI', Arial, sans-serif"/>
    <style:font-face style:name="monospace" svg:font-family="monospace, monospace"/>
    <style:font-face style:name="monospace1" svg:font-family="monospace, 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53:34.595976753</meta:creation-date>
    <dc:date>2019-04-18T18:04:08.459486445</dc:date>
    <meta:editing-duration>PT49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41" meta:character-count="727" meta:non-whitespace-character-count="601"/>
  </office:meta>
</office:document-meta>
</file>